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58cm"/>
    </style:style>
    <style:style style:name="co2" style:family="table-column">
      <style:table-column-properties fo:break-before="auto" style:column-width="2.417cm"/>
    </style:style>
    <style:style style:name="co3" style:family="table-column">
      <style:table-column-properties fo:break-before="auto" style:column-width="2.025cm"/>
    </style:style>
    <style:style style:name="co4" style:family="table-column">
      <style:table-column-properties fo:break-before="auto" style:column-width="1.513cm"/>
    </style:style>
    <style:style style:name="co5" style:family="table-column">
      <style:table-column-properties fo:break-before="auto" style:column-width="1.344cm"/>
    </style:style>
    <style:style style:name="co6" style:family="table-column">
      <style:table-column-properties fo:break-before="auto" style:column-width="0.986cm"/>
    </style:style>
    <style:style style:name="co7" style:family="table-column">
      <style:table-column-properties fo:break-before="auto" style:column-width="2.70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7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end" fo:margin-left="0cm"/>
      <style:text-properties fo:font-size="9pt" style:font-size-asian="9pt" style:font-size-complex="9pt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b2dbff" style:text-align-source="fix" style:repeat-content="false" fo:wrap-option="wrap"/>
      <style:paragraph-properties fo:text-align="end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fo:background-color="#fff4b2" style:text-align-source="fix" style:repeat-content="false" fo:wrap-option="wrap"/>
      <style:paragraph-properties fo:text-align="end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fo:background-color="#caffb2" style:text-align-source="fix" style:repeat-content="false" fo:wrap-option="wrap"/>
      <style:paragraph-properties fo:text-align="end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fo:border-bottom="0.06pt solid #000000" fo:background-color="#fff4b2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fo:border-bottom="0.06pt solid #000000" fo:background-color="#b2dbff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9" style:family="table-cell" style:parent-style-name="Default">
      <style:table-cell-properties fo:border-bottom="0.06pt solid #000000" fo:background-color="#caffb2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>
      <style:table-cell-properties fo:border-bottom="0.06pt solid #000000" fo:background-color="#fff4b2" style:text-align-source="fix" style:repeat-content="false" fo:wrap-option="wrap" fo:border-left="none" fo:border-right="none" fo:border-top="0.06pt solid #000000" style:vertical-align="middle"/>
      <style:paragraph-properties fo:text-align="end" fo:margin-left="0cm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0.06pt solid #000000" fo:background-color="#fff4b2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12" style:family="table-cell" style:parent-style-name="Default">
      <style:table-cell-properties fo:border-bottom="0.06pt solid #000000" fo:background-color="#caffb2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9pt" style:font-size-asian="9pt" style:font-size-complex="9pt"/>
    </style:style>
    <style:style style:name="ce15" style:family="table-cell" style:parent-style-name="Default" style:data-style-name="N2">
      <style:table-cell-properties fo:border-bottom="0.06pt solid #000000" fo:background-color="#fff4b2" fo:border-left="none" fo:border-right="none" fo:border-top="0.06pt solid #000000" style:vertical-align="middle"/>
      <style:text-properties fo:font-size="9pt" style:font-size-asian="9pt" style:font-size-complex="9pt"/>
    </style:style>
    <style:style style:name="ce16" style:family="table-cell" style:parent-style-name="Default" style:data-style-name="N2">
      <style:table-cell-properties fo:border-bottom="0.06pt solid #000000" fo:background-color="#b2dbff" fo:border-left="none" fo:border-right="none" fo:border-top="0.06pt solid #000000" style:vertical-align="middle"/>
      <style:text-properties fo:font-size="9pt" style:font-size-asian="9pt" style:font-size-complex="9pt"/>
    </style:style>
    <style:style style:name="ce17" style:family="table-cell" style:parent-style-name="Default" style:data-style-name="N2">
      <style:table-cell-properties fo:border-bottom="0.06pt solid #000000" fo:background-color="#caffb2" fo:border-left="none" fo:border-right="none" fo:border-top="0.06pt solid #000000" style:vertical-align="middle"/>
      <style:text-properties fo:font-size="9pt" style:font-size-asian="9pt" style:font-size-complex="9pt"/>
    </style:style>
    <style:style style:name="ce18" style:family="table-cell" style:parent-style-name="Default" style:data-style-name="N113">
      <style:table-cell-properties fo:border-bottom="0.06pt solid #000000" fo:background-color="#caffb2" fo:border-left="none" fo:border-right="none" fo:border-top="0.06pt solid #000000" style:vertical-align="middle"/>
      <style:text-properties fo:font-size="9pt" style:font-size-asian="9pt" style:font-size-complex="9pt"/>
    </style:style>
    <style:style style:name="ce19" style:family="table-cell" style:parent-style-name="Default" style:data-style-name="N113">
      <style:table-cell-properties fo:border-bottom="0.06pt solid #000000" fo:background-color="#caffb2" fo:border-left="none" fo:border-right="none" fo:border-top="0.06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 style:data-style-name="N2">
      <style:table-cell-properties fo:border-bottom="0.06pt solid #000000" fo:background-color="#caffb2" fo:border-left="none" fo:border-right="none" fo:border-top="0.06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21" style:family="table-cell" style:parent-style-name="Default" style:data-style-name="N2">
      <style:text-properties fo:font-size="9pt" style:font-size-asian="9pt" style:font-size-complex="9pt"/>
    </style:style>
    <style:style style:name="ce22" style:family="table-cell" style:parent-style-name="Default">
      <style:table-cell-properties fo:border-bottom="0.06pt solid #000000" fo:background-color="#fff4b2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23" style:family="table-cell" style:parent-style-name="Default">
      <style:table-cell-properties fo:border-bottom="0.06pt solid #000000" fo:background-color="#b2dbff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0.06pt solid #000000" fo:background-color="#caffb2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25" style:family="table-cell" style:parent-style-name="Default" style:data-style-name="N112">
      <style:table-cell-properties fo:border-bottom="0.06pt solid #000000" fo:background-color="#caffb2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 style:data-style-name="N112">
      <style:table-cell-properties fo:border-bottom="0.06pt solid #000000" fo:background-color="#caffb2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 style:data-style-name="N112">
      <style:table-cell-properties fo:border-bottom="0.06pt solid #000000" fo:background-color="#fff4b2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28" style:family="table-cell" style:parent-style-name="Default">
      <style:table-cell-properties fo:border-bottom="0.06pt solid #000000" fo:background-color="#caffb2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30" style:family="table-cell" style:parent-style-name="Default">
      <style:table-cell-properties fo:border-bottom="0.06pt solid #000000" fo:background-color="#fff4b2" fo:border-left="none" fo:border-right="0.06pt solid #000000" fo:border-top="0.06pt solid #000000" style:vertical-align="middle"/>
      <style:text-properties fo:font-size="9pt" style:font-size-asian="9pt" style:font-size-complex="9pt"/>
    </style:style>
    <style:style style:name="ce31" style:family="table-cell" style:parent-style-name="Default">
      <style:table-cell-properties fo:border-bottom="0.06pt solid #000000" fo:background-color="#b2dbff" fo:border-left="none" fo:border-right="0.06pt solid #000000" fo:border-top="0.06pt solid #000000" style:vertical-align="middle"/>
      <style:text-properties fo:font-size="9pt" style:font-size-asian="9pt" style:font-size-complex="9pt"/>
    </style:style>
    <style:style style:name="ce32" style:family="table-cell" style:parent-style-name="Default">
      <style:table-cell-properties fo:border-bottom="0.06pt solid #000000" fo:background-color="#caffb2" fo:border-left="none" fo:border-right="0.06pt solid #000000" fo:border-top="0.06pt solid #000000" style:vertical-align="middle"/>
      <style:text-properties fo:font-size="9pt" style:font-size-asian="9pt" style:font-size-complex="9pt"/>
    </style:style>
    <style:style style:name="ce33" style:family="table-cell" style:parent-style-name="Default">
      <style:table-cell-properties fo:border-bottom="0.06pt solid #000000" fo:background-color="#caffb2" fo:border-left="none" fo:border-right="0.06pt solid #000000" fo:border-top="0.06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ext-properties fo:font-size="9pt" style:font-size-asian="9pt" style:font-size-complex="9pt"/>
    </style:style>
    <style:style style:name="ce35" style:family="table-cell" style:parent-style-name="Default">
      <style:table-cell-properties fo:background-color="#b2dbff"/>
    </style:style>
    <style:style style:name="ce36" style:family="table-cell" style:parent-style-name="Default">
      <style:table-cell-properties fo:background-color="#caffb2"/>
    </style:style>
    <style:style style:name="ce37" style:family="table-cell" style:parent-style-name="Default">
      <style:table-cell-properties fo:background-color="#b2dbff" style:text-align-source="fix" style:repeat-content="false" fo:wrap-option="wrap"/>
      <style:paragraph-properties fo:text-align="center" fo:margin-left="0cm"/>
    </style:style>
    <style:style style:name="ce38" style:family="table-cell" style:parent-style-name="Default" style:data-style-name="N2">
      <style:table-cell-properties fo:background-color="#b2db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5.999cm" svg:height="8.999cm" svg:x="14.783cm" svg:y="0.489cm">
            <draw:object draw:notify-on-update-of-ranges="MonitorsActivationTimes.A17:MonitorsActivationTimes.A107 MonitorsActivationTimes.B16:MonitorsActivationTimes.B16 MonitorsActivationTimes.B17:MonitorsActivationTimes.B10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14"/>
        <table:table-column table:style-name="co3" table:default-cell-style-name="ce21"/>
        <table:table-column table:style-name="co4" table:default-cell-style-name="ce29"/>
        <table:table-column table:style-name="co5" table:default-cell-style-name="ce21"/>
        <table:table-column table:style-name="co6" table:default-cell-style-name="ce34"/>
        <table:table-column table:style-name="co7" table:default-cell-style-name="ce34"/>
        <table:table-column table:style-name="co8" table:number-columns-repeated="1017" table:default-cell-style-name="ce34"/>
        <table:table-row table:style-name="ro1">
          <table:table-cell table:style-name="ce1"/>
          <table:table-cell table:style-name="ce7" office:value-type="string" calcext:value-type="string">
            <text:p>Total People</text:p>
          </table:table-cell>
          <table:table-cell table:style-name="ce15" office:value-type="float" office:value="1000" calcext:value-type="float">
            <text:p>1000.00</text:p>
          </table:table-cell>
          <table:table-cell table:style-name="ce22"/>
          <table:table-cell table:style-name="ce15"/>
          <table:table-cell table:style-name="ce30"/>
          <table:table-cell table:number-columns-repeated="1018"/>
        </table:table-row>
        <table:table-row table:style-name="ro1">
          <table:table-cell table:style-name="ce1"/>
          <table:table-cell table:style-name="ce8" office:value-type="string" calcext:value-type="string">
            <text:p>Sector Num</text:p>
          </table:table-cell>
          <table:table-cell table:style-name="ce16" office:value-type="float" office:value="12" calcext:value-type="float">
            <text:p>12.00</text:p>
          </table:table-cell>
          <table:table-cell table:style-name="ce23"/>
          <table:table-cell table:style-name="ce16"/>
          <table:table-cell table:style-name="ce31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1" table:number-rows-spanned="3">
            <text:p>Peep per sector</text:p>
          </table:table-cell>
          <table:table-cell table:style-name="ce7" office:value-type="string" calcext:value-type="string">
            <text:p>Min</text:p>
          </table:table-cell>
          <table:table-cell table:style-name="ce15" office:value-type="float" office:value="80" calcext:value-type="float">
            <text:p>80.00</text:p>
          </table:table-cell>
          <table:table-cell table:style-name="ce22"/>
          <table:table-cell table:style-name="ce15"/>
          <table:table-cell table:style-name="ce30"/>
          <table:table-cell table:number-columns-repeated="1018"/>
        </table:table-row>
        <table:table-row table:style-name="ro1">
          <table:covered-table-cell table:style-name="ce1"/>
          <table:table-cell table:style-name="ce9" office:value-type="string" calcext:value-type="string">
            <text:p>Max</text:p>
          </table:table-cell>
          <table:table-cell table:style-name="ce17" table:formula="of:=[.C1]-([.C3]*[.C2])+[.C3]" office:value-type="float" office:value="120" calcext:value-type="float">
            <text:p>120.00</text:p>
          </table:table-cell>
          <table:table-cell table:style-name="ce24"/>
          <table:table-cell table:style-name="ce17"/>
          <table:table-cell table:style-name="ce32"/>
          <table:table-cell table:number-columns-repeated="1018"/>
        </table:table-row>
        <table:table-row table:style-name="ro1">
          <table:covered-table-cell table:style-name="ce1"/>
          <table:table-cell table:style-name="ce9" office:value-type="string" calcext:value-type="string">
            <text:p>Avg</text:p>
          </table:table-cell>
          <table:table-cell table:style-name="ce17" table:formula="of:=[.C1]/[.C2]" office:value-type="float" office:value="83.3333333333333" calcext:value-type="float">
            <text:p>83.33</text:p>
          </table:table-cell>
          <table:table-cell table:style-name="ce24"/>
          <table:table-cell table:style-name="ce17"/>
          <table:table-cell table:style-name="ce32"/>
          <table:table-cell table:number-columns-repeated="1018"/>
        </table:table-row>
        <table:table-row table:style-name="ro2">
          <table:table-cell table:style-name="ce1"/>
          <table:table-cell table:style-name="ce7" office:value-type="string" calcext:value-type="string">
            <text:p>Evac time x person</text:p>
          </table:table-cell>
          <table:table-cell table:style-name="ce15" office:value-type="float" office:value="0.5" calcext:value-type="float">
            <text:p>0.50</text:p>
          </table:table-cell>
          <table:table-cell table:style-name="ce22" office:value-type="string" calcext:value-type="string">
            <text:p>sec</text:p>
          </table:table-cell>
          <table:table-cell table:style-name="ce15"/>
          <table:table-cell table:style-name="ce30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1" table:number-rows-spanned="3">
            <text:p>Time to save sector</text:p>
          </table:table-cell>
          <table:table-cell table:style-name="ce9" office:value-type="string" calcext:value-type="string">
            <text:p>Min</text:p>
          </table:table-cell>
          <table:table-cell table:style-name="ce18" table:formula="of:=[.C3]*[.C$6]" office:value-type="float" office:value="40" calcext:value-type="float">
            <text:p>40 s</text:p>
          </table:table-cell>
          <table:table-cell table:style-name="ce25" office:value-type="string" calcext:value-type="string">
            <text:p>sec</text:p>
          </table:table-cell>
          <table:table-cell table:style-name="ce17" table:formula="of:=([.$C7]/60)" office:value-type="float" office:value="0.666666666666667" calcext:value-type="float">
            <text:p>0.67</text:p>
          </table:table-cell>
          <table:table-cell table:style-name="ce32" office:value-type="string" calcext:value-type="string">
            <text:p>min</text:p>
          </table:table-cell>
          <table:table-cell table:number-columns-repeated="1018"/>
        </table:table-row>
        <table:table-row table:style-name="ro1">
          <table:covered-table-cell table:style-name="ce1"/>
          <table:table-cell table:style-name="ce9" office:value-type="string" calcext:value-type="string">
            <text:p>Max</text:p>
          </table:table-cell>
          <table:table-cell table:style-name="ce18" table:formula="of:=[.C4]*[.C$6]" office:value-type="float" office:value="60" calcext:value-type="float">
            <text:p>60 s</text:p>
          </table:table-cell>
          <table:table-cell table:style-name="ce25" office:value-type="string" calcext:value-type="string">
            <text:p>sec</text:p>
          </table:table-cell>
          <table:table-cell table:style-name="ce17" table:formula="of:=([.$C8]/60)" office:value-type="float" office:value="1" calcext:value-type="float">
            <text:p>1.00</text:p>
          </table:table-cell>
          <table:table-cell table:style-name="ce32" office:value-type="string" calcext:value-type="string">
            <text:p>min</text:p>
          </table:table-cell>
          <table:table-cell table:number-columns-repeated="1018"/>
        </table:table-row>
        <table:table-row table:style-name="ro1">
          <table:covered-table-cell table:style-name="ce1"/>
          <table:table-cell table:style-name="ce9" office:value-type="string" calcext:value-type="string">
            <text:p>Avg</text:p>
          </table:table-cell>
          <table:table-cell table:style-name="ce19" table:formula="of:=[.C5]*[.C$6]" office:value-type="float" office:value="41.6666666666667" calcext:value-type="float">
            <text:p>42 s</text:p>
          </table:table-cell>
          <table:table-cell table:style-name="ce26" office:value-type="string" calcext:value-type="string">
            <text:p>sec</text:p>
          </table:table-cell>
          <table:table-cell table:style-name="ce17" table:formula="of:=([.$C9]/60)" office:value-type="float" office:value="0.694444444444444" calcext:value-type="float">
            <text:p>0.69</text:p>
          </table:table-cell>
          <table:table-cell table:style-name="ce32" office:value-type="string" calcext:value-type="string">
            <text:p>mi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1" table:number-rows-spanned="3">
            <text:p>Spawn Asteroid wait</text:p>
          </table:table-cell>
          <table:table-cell table:style-name="ce7" office:value-type="string" calcext:value-type="string">
            <text:p>Min</text:p>
          </table:table-cell>
          <table:table-cell table:style-name="ce15" office:value-type="float" office:value="2.3" calcext:value-type="float">
            <text:p>2.30</text:p>
          </table:table-cell>
          <table:table-cell table:style-name="ce27" office:value-type="string" calcext:value-type="string">
            <text:p>sec</text:p>
          </table:table-cell>
          <table:table-cell table:style-name="ce15"/>
          <table:table-cell table:style-name="ce30"/>
          <table:table-cell table:number-columns-repeated="1018"/>
        </table:table-row>
        <table:table-row table:style-name="ro1">
          <table:covered-table-cell table:style-name="ce1"/>
          <table:table-cell table:style-name="ce7" office:value-type="string" calcext:value-type="string">
            <text:p>Max</text:p>
          </table:table-cell>
          <table:table-cell table:style-name="ce15" office:value-type="float" office:value="3.8" calcext:value-type="float">
            <text:p>3.80</text:p>
          </table:table-cell>
          <table:table-cell table:style-name="ce27" office:value-type="string" calcext:value-type="string">
            <text:p>sec</text:p>
          </table:table-cell>
          <table:table-cell table:style-name="ce15"/>
          <table:table-cell table:style-name="ce30"/>
          <table:table-cell table:number-columns-repeated="1018"/>
        </table:table-row>
        <table:table-row table:style-name="ro1">
          <table:covered-table-cell table:style-name="ce1"/>
          <table:table-cell table:style-name="ce9" office:value-type="string" calcext:value-type="string">
            <text:p>Avg</text:p>
          </table:table-cell>
          <table:table-cell table:style-name="ce17" table:formula="of:=[.C10]+([.C11]-[.C10])/2" office:value-type="float" office:value="3.05" calcext:value-type="float">
            <text:p>3.05</text:p>
          </table:table-cell>
          <table:table-cell table:style-name="ce25" office:value-type="string" calcext:value-type="string">
            <text:p>sec</text:p>
          </table:table-cell>
          <table:table-cell table:style-name="ce17"/>
          <table:table-cell table:style-name="ce32"/>
          <table:table-cell table:number-columns-repeated="1018"/>
        </table:table-row>
        <table:table-row table:style-name="ro3">
          <table:table-cell table:style-name="ce1"/>
          <table:table-cell table:style-name="ce8" office:value-type="string" calcext:value-type="string">
            <text:p>Distance Asteroid Spawn Ground</text:p>
          </table:table-cell>
          <table:table-cell table:style-name="ce16" office:value-type="float" office:value="9" calcext:value-type="float">
            <text:p>9.00</text:p>
          </table:table-cell>
          <table:table-cell table:style-name="ce23" office:value-type="string" calcext:value-type="string">
            <text:p>units</text:p>
          </table:table-cell>
          <table:table-cell table:style-name="ce16"/>
          <table:table-cell table:style-name="ce31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1" table:number-rows-spanned="3">
            <text:p>Asteroid fall speed</text:p>
          </table:table-cell>
          <table:table-cell table:style-name="ce7" office:value-type="string" calcext:value-type="string">
            <text:p>Min</text:p>
          </table:table-cell>
          <table:table-cell table:style-name="ce15" office:value-type="float" office:value="1" calcext:value-type="float">
            <text:p>1.00</text:p>
          </table:table-cell>
          <table:table-cell table:style-name="ce22" office:value-type="string" calcext:value-type="string">
            <text:p>units/sec</text:p>
          </table:table-cell>
          <table:table-cell table:style-name="ce15"/>
          <table:table-cell table:style-name="ce30"/>
          <table:table-cell table:number-columns-repeated="1018"/>
        </table:table-row>
        <table:table-row table:style-name="ro1">
          <table:covered-table-cell table:style-name="ce1"/>
          <table:table-cell table:style-name="ce7" office:value-type="string" calcext:value-type="string">
            <text:p>Max</text:p>
          </table:table-cell>
          <table:table-cell table:style-name="ce15" office:value-type="float" office:value="1.6" calcext:value-type="float">
            <text:p>1.60</text:p>
          </table:table-cell>
          <table:table-cell table:style-name="ce22" office:value-type="string" calcext:value-type="string">
            <text:p>units/sec</text:p>
          </table:table-cell>
          <table:table-cell table:style-name="ce15"/>
          <table:table-cell table:style-name="ce30"/>
          <table:table-cell table:number-columns-repeated="1018"/>
        </table:table-row>
        <table:table-row table:style-name="ro1">
          <table:covered-table-cell table:style-name="ce1"/>
          <table:table-cell table:style-name="ce9" office:value-type="string" calcext:value-type="string">
            <text:p>Avg</text:p>
          </table:table-cell>
          <table:table-cell table:style-name="ce17" table:formula="of:=[.C14]+([.C15]-[.C14])/2" office:value-type="float" office:value="1.3" calcext:value-type="float">
            <text:p>1.30</text:p>
          </table:table-cell>
          <table:table-cell table:style-name="ce24" office:value-type="string" calcext:value-type="string">
            <text:p>units/sec</text:p>
          </table:table-cell>
          <table:table-cell table:style-name="ce17"/>
          <table:table-cell table:style-name="ce32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1" table:number-rows-spanned="3">
            <text:p>Asteroid fall time</text:p>
            <text:p>(time to react!)</text:p>
          </table:table-cell>
          <table:table-cell table:style-name="ce9" office:value-type="string" calcext:value-type="string">
            <text:p>Min</text:p>
          </table:table-cell>
          <table:table-cell table:style-name="ce20" table:formula="of:=[.C$13]/[.C$15]" office:value-type="float" office:value="5.625" calcext:value-type="float">
            <text:p>5.63</text:p>
          </table:table-cell>
          <table:table-cell table:style-name="ce28" office:value-type="string" calcext:value-type="string">
            <text:p>sec</text:p>
          </table:table-cell>
          <table:table-cell table:style-name="ce17" table:formula="of:=([.$C17]/60)" office:value-type="float" office:value="0.09375" calcext:value-type="float">
            <text:p>0.09</text:p>
          </table:table-cell>
          <table:table-cell table:style-name="ce32" office:value-type="string" calcext:value-type="string">
            <text:p>min</text:p>
          </table:table-cell>
          <table:table-cell table:number-columns-repeated="1018"/>
        </table:table-row>
        <table:table-row table:style-name="ro1">
          <table:covered-table-cell table:style-name="ce1"/>
          <table:table-cell table:style-name="ce9" office:value-type="string" calcext:value-type="string">
            <text:p>Max</text:p>
          </table:table-cell>
          <table:table-cell table:style-name="ce17" table:formula="of:=[.C$13]/[.C$14]" office:value-type="float" office:value="9" calcext:value-type="float">
            <text:p>9.00</text:p>
          </table:table-cell>
          <table:table-cell table:style-name="ce24" office:value-type="string" calcext:value-type="string">
            <text:p>sec</text:p>
          </table:table-cell>
          <table:table-cell table:style-name="ce17" table:formula="of:=([.$C18]/60)" office:value-type="float" office:value="0.15" calcext:value-type="float">
            <text:p>0.15</text:p>
          </table:table-cell>
          <table:table-cell table:style-name="ce32" office:value-type="string" calcext:value-type="string">
            <text:p>min</text:p>
          </table:table-cell>
          <table:table-cell table:number-columns-repeated="1018"/>
        </table:table-row>
        <table:table-row table:style-name="ro1">
          <table:covered-table-cell table:style-name="ce1"/>
          <table:table-cell table:style-name="ce9" office:value-type="string" calcext:value-type="string">
            <text:p>Avg</text:p>
          </table:table-cell>
          <table:table-cell table:style-name="ce20" table:formula="of:=[.C$13]/[.C16]" office:value-type="float" office:value="6.92307692307692" calcext:value-type="float">
            <text:p>6.92</text:p>
          </table:table-cell>
          <table:table-cell table:style-name="ce28" office:value-type="string" calcext:value-type="string">
            <text:p>sec</text:p>
          </table:table-cell>
          <table:table-cell table:style-name="ce17" table:formula="of:=([.$C19]/60)" office:value-type="float" office:value="0.115384615384615" calcext:value-type="float">
            <text:p>0.12</text:p>
          </table:table-cell>
          <table:table-cell table:style-name="ce32" office:value-type="string" calcext:value-type="string">
            <text:p>min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10" office:value-type="string" calcext:value-type="string">
            <text:p>Reload time</text:p>
          </table:table-cell>
          <table:table-cell table:style-name="ce15" office:value-type="float" office:value="1.7" calcext:value-type="float">
            <text:p>1.70</text:p>
          </table:table-cell>
          <table:table-cell table:style-name="ce22" office:value-type="string" calcext:value-type="string">
            <text:p>sec</text:p>
          </table:table-cell>
          <table:table-cell table:style-name="ce15"/>
          <table:table-cell table:style-name="ce30"/>
          <table:table-cell table:number-columns-repeated="1018"/>
        </table:table-row>
        <table:table-row table:style-name="ro2">
          <table:table-cell table:style-name="ce1"/>
          <table:table-cell table:style-name="ce11" office:value-type="string" calcext:value-type="string">
            <text:p>Monitor spawn time</text:p>
          </table:table-cell>
          <table:table-cell table:style-name="ce15" office:value-type="float" office:value="4.5" calcext:value-type="float">
            <text:p>4.50</text:p>
          </table:table-cell>
          <table:table-cell table:style-name="ce22" office:value-type="string" calcext:value-type="string">
            <text:p>sec</text:p>
          </table:table-cell>
          <table:table-cell table:style-name="ce15" table:formula="of:=([.$C21]/60)" office:value-type="float" office:value="0.075" calcext:value-type="float">
            <text:p>0.08</text:p>
          </table:table-cell>
          <table:table-cell table:style-name="ce30" office:value-type="string" calcext:value-type="string">
            <text:p>min</text:p>
          </table:table-cell>
          <table:table-cell table:number-columns-repeated="1018"/>
        </table:table-row>
        <table:table-row table:style-name="ro2">
          <table:table-cell table:style-name="ce1"/>
          <table:table-cell table:style-name="ce12" office:value-type="string" calcext:value-type="string">
            <text:p>Minimum game time</text:p>
          </table:table-cell>
          <table:table-cell table:style-name="ce17" table:formula="of:=[.C21]*[.C2]" office:value-type="float" office:value="54" calcext:value-type="float">
            <text:p>54.00</text:p>
          </table:table-cell>
          <table:table-cell table:style-name="ce24" office:value-type="string" calcext:value-type="string">
            <text:p>sec</text:p>
          </table:table-cell>
          <table:table-cell table:style-name="ce20" table:formula="of:=([.$C22]/60)" office:value-type="float" office:value="0.9" calcext:value-type="float">
            <text:p>0.90</text:p>
          </table:table-cell>
          <table:table-cell table:style-name="ce33" office:value-type="string" calcext:value-type="string">
            <text:p>min</text:p>
          </table:table-cell>
          <table:table-cell table:number-columns-repeated="1018"/>
        </table:table-row>
        <table:table-row table:style-name="ro2">
          <table:table-cell table:style-name="ce1"/>
          <table:table-cell table:style-name="ce12" office:value-type="string" calcext:value-type="string">
            <text:p>Avg game win time</text:p>
          </table:table-cell>
          <table:table-cell table:style-name="ce17" table:formula="of:=[.C$21]*[.C2]+[.C9]" office:value-type="float" office:value="95.6666666666667" calcext:value-type="float">
            <text:p>95.67</text:p>
          </table:table-cell>
          <table:table-cell table:style-name="ce24" office:value-type="string" calcext:value-type="string">
            <text:p>sec</text:p>
          </table:table-cell>
          <table:table-cell table:style-name="ce20" table:formula="of:=([.$C23]/60)" office:value-type="float" office:value="1.59444444444444" calcext:value-type="float">
            <text:p>1.59</text:p>
          </table:table-cell>
          <table:table-cell table:style-name="ce33" office:value-type="string" calcext:value-type="string">
            <text:p>min</text:p>
          </table:table-cell>
          <table:table-cell table:number-columns-repeated="1018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onstant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user defin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derived</text:p>
          </table:table-cell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itorsActivationTimes" table:style-name="ta1">
        <table:table-column table:style-name="co9" table:number-columns-repeated="2" table:default-cell-style-name="ce36"/>
        <table:table-column table:style-name="co9" table:default-cell-style-name="Default"/>
        <table:table-row table:style-name="ro1">
          <table:table-cell table:style-name="ce35" office:value-type="string" calcext:value-type="string">
            <text:p>monitor</text:p>
          </table:table-cell>
          <table:table-cell table:style-name="ce37" office:value-type="string" calcext:value-type="string">
            <text:p>activation</text:p>
          </table:table-cell>
          <table:table-cell table:style-name="ce35" office:value-type="string" calcext:value-type="string">
            <text:p>avg victory</text:p>
          </table:table-cell>
        </table:table-row>
        <table:table-row table:style-name="ro1">
          <table:table-cell table:style-name="ce35" office:value-type="float" office:value="0" calcext:value-type="float">
            <text:p>0</text:p>
          </table:table-cell>
          <table:table-cell table:style-name="ce38" table:formula="of:=[$Data.$C$21]*[.$A2]" office:value-type="float" office:value="0" calcext:value-type="float">
            <text:p>0.00</text:p>
          </table:table-cell>
          <table:table-cell table:style-name="ce35" table:formula="of:=[.$B2]+[$Data.$C$9]" office:value-type="float" office:value="41.6666666666667" calcext:value-type="float">
            <text:p>41.6666666666667</text:p>
          </table:table-cell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8" table:formula="of:=[$Data.$C$21]*[.$A3]" office:value-type="float" office:value="4.5" calcext:value-type="float">
            <text:p>4.50</text:p>
          </table:table-cell>
          <table:table-cell table:style-name="ce35" table:formula="of:=[.$B3]+[$Data.$C$9]" office:value-type="float" office:value="46.1666666666667" calcext:value-type="float">
            <text:p>46.1666666666667</text:p>
          </table:table-cell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8" table:formula="of:=[$Data.$C$21]*[.$A4]" office:value-type="float" office:value="9" calcext:value-type="float">
            <text:p>9.00</text:p>
          </table:table-cell>
          <table:table-cell table:style-name="ce35" table:formula="of:=[.$B4]+[$Data.$C$9]" office:value-type="float" office:value="50.6666666666666" calcext:value-type="float">
            <text:p>50.6666666666666</text:p>
          </table:table-cell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8" table:formula="of:=[$Data.$C$21]*[.$A5]" office:value-type="float" office:value="13.5" calcext:value-type="float">
            <text:p>13.50</text:p>
          </table:table-cell>
          <table:table-cell table:style-name="ce35" table:formula="of:=[.$B5]+[$Data.$C$9]" office:value-type="float" office:value="55.1666666666667" calcext:value-type="float">
            <text:p>55.1666666666667</text:p>
          </table:table-cell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38" table:formula="of:=[$Data.$C$21]*[.$A6]" office:value-type="float" office:value="18" calcext:value-type="float">
            <text:p>18.00</text:p>
          </table:table-cell>
          <table:table-cell table:style-name="ce35" table:formula="of:=[.$B6]+[$Data.$C$9]" office:value-type="float" office:value="59.6666666666667" calcext:value-type="float">
            <text:p>59.6666666666667</text:p>
          </table:table-cell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38" table:formula="of:=[$Data.$C$21]*[.$A7]" office:value-type="float" office:value="22.5" calcext:value-type="float">
            <text:p>22.50</text:p>
          </table:table-cell>
          <table:table-cell table:style-name="ce35" table:formula="of:=[.$B7]+[$Data.$C$9]" office:value-type="float" office:value="64.1666666666667" calcext:value-type="float">
            <text:p>64.1666666666667</text:p>
          </table:table-cell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38" table:formula="of:=[$Data.$C$21]*[.$A8]" office:value-type="float" office:value="27" calcext:value-type="float">
            <text:p>27.00</text:p>
          </table:table-cell>
          <table:table-cell table:style-name="ce35" table:formula="of:=[.$B8]+[$Data.$C$9]" office:value-type="float" office:value="68.6666666666667" calcext:value-type="float">
            <text:p>68.6666666666667</text:p>
          </table:table-cell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38" table:formula="of:=[$Data.$C$21]*[.$A9]" office:value-type="float" office:value="31.5" calcext:value-type="float">
            <text:p>31.50</text:p>
          </table:table-cell>
          <table:table-cell table:style-name="ce35" table:formula="of:=[.$B9]+[$Data.$C$9]" office:value-type="float" office:value="73.1666666666667" calcext:value-type="float">
            <text:p>73.1666666666667</text:p>
          </table:table-cell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style-name="ce38" table:formula="of:=[$Data.$C$21]*[.$A10]" office:value-type="float" office:value="36" calcext:value-type="float">
            <text:p>36.00</text:p>
          </table:table-cell>
          <table:table-cell table:style-name="ce35" table:formula="of:=[.$B10]+[$Data.$C$9]" office:value-type="float" office:value="77.6666666666667" calcext:value-type="float">
            <text:p>77.6666666666667</text:p>
          </table:table-cell>
        </table:table-row>
        <table:table-row table:style-name="ro1">
          <table:table-cell table:style-name="ce35" office:value-type="float" office:value="9" calcext:value-type="float">
            <text:p>9</text:p>
          </table:table-cell>
          <table:table-cell table:style-name="ce38" table:formula="of:=[$Data.$C$21]*[.$A11]" office:value-type="float" office:value="40.5" calcext:value-type="float">
            <text:p>40.50</text:p>
          </table:table-cell>
          <table:table-cell table:style-name="ce35" table:formula="of:=[.$B11]+[$Data.$C$9]" office:value-type="float" office:value="82.1666666666667" calcext:value-type="float">
            <text:p>82.1666666666667</text:p>
          </table:table-cell>
        </table:table-row>
        <table:table-row table:style-name="ro1">
          <table:table-cell table:style-name="ce35" office:value-type="float" office:value="10" calcext:value-type="float">
            <text:p>10</text:p>
          </table:table-cell>
          <table:table-cell table:style-name="ce38" table:formula="of:=[$Data.$C$21]*[.$A12]" office:value-type="float" office:value="45" calcext:value-type="float">
            <text:p>45.00</text:p>
          </table:table-cell>
          <table:table-cell table:style-name="ce35" table:formula="of:=[.$B12]+[$Data.$C$9]" office:value-type="float" office:value="86.6666666666667" calcext:value-type="float">
            <text:p>86.6666666666667</text:p>
          </table:table-cell>
        </table:table-row>
        <table:table-row table:style-name="ro1">
          <table:table-cell table:style-name="ce35" office:value-type="float" office:value="11" calcext:value-type="float">
            <text:p>11</text:p>
          </table:table-cell>
          <table:table-cell table:style-name="ce38" table:formula="of:=[$Data.$C$21]*[.$A13]" office:value-type="float" office:value="49.5" calcext:value-type="float">
            <text:p>49.50</text:p>
          </table:table-cell>
          <table:table-cell table:style-name="ce35" table:formula="of:=[.$B13]+[$Data.$C$9]" office:value-type="float" office:value="91.1666666666667" calcext:value-type="float">
            <text:p>91.1666666666667</text:p>
          </table:table-cell>
        </table:table-row>
        <table:table-row table:style-name="ro1" table:number-rows-repeated="2"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active monitor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S([.$B$2:.$B$13];&quot;&lt;=&quot;&amp;[.A17];[.$C$2:.$C$13];&quot;&gt;=&quot;&amp;[.A1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S([.$B$2:.$B$13];&quot;&lt;=&quot;&amp;[.A18];[.$C$2:.$C$13];&quot;&gt;=&quot;&amp;[.A1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S([.$B$2:.$B$13];&quot;&lt;=&quot;&amp;[.A19];[.$C$2:.$C$13];&quot;&gt;=&quot;&amp;[.A1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S([.$B$2:.$B$13];&quot;&lt;=&quot;&amp;[.A20];[.$C$2:.$C$13];&quot;&gt;=&quot;&amp;[.A2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S([.$B$2:.$B$13];&quot;&lt;=&quot;&amp;[.A21];[.$C$2:.$C$13];&quot;&gt;=&quot;&amp;[.A2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UNTIFS([.$B$2:.$B$13];&quot;&lt;=&quot;&amp;[.A22];[.$C$2:.$C$13];&quot;&gt;=&quot;&amp;[.A22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UNTIFS([.$B$2:.$B$13];&quot;&lt;=&quot;&amp;[.A23];[.$C$2:.$C$13];&quot;&gt;=&quot;&amp;[.A23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UNTIFS([.$B$2:.$B$13];&quot;&lt;=&quot;&amp;[.A24];[.$C$2:.$C$13];&quot;&gt;=&quot;&amp;[.A24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UNTIFS([.$B$2:.$B$13];&quot;&lt;=&quot;&amp;[.A25];[.$C$2:.$C$13];&quot;&gt;=&quot;&amp;[.A25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UNTIFS([.$B$2:.$B$13];&quot;&lt;=&quot;&amp;[.A26];[.$C$2:.$C$13];&quot;&gt;=&quot;&amp;[.A26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UNTIFS([.$B$2:.$B$13];&quot;&lt;=&quot;&amp;[.A27];[.$C$2:.$C$13];&quot;&gt;=&quot;&amp;[.A27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UNTIFS([.$B$2:.$B$13];&quot;&lt;=&quot;&amp;[.A28];[.$C$2:.$C$13];&quot;&gt;=&quot;&amp;[.A28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UNTIFS([.$B$2:.$B$13];&quot;&lt;=&quot;&amp;[.A29];[.$C$2:.$C$13];&quot;&gt;=&quot;&amp;[.A29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UNTIFS([.$B$2:.$B$13];&quot;&lt;=&quot;&amp;[.A30];[.$C$2:.$C$13];&quot;&gt;=&quot;&amp;[.A30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UNTIFS([.$B$2:.$B$13];&quot;&lt;=&quot;&amp;[.A31];[.$C$2:.$C$13];&quot;&gt;=&quot;&amp;[.A31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UNTIFS([.$B$2:.$B$13];&quot;&lt;=&quot;&amp;[.A32];[.$C$2:.$C$13];&quot;&gt;=&quot;&amp;[.A32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UNTIFS([.$B$2:.$B$13];&quot;&lt;=&quot;&amp;[.A33];[.$C$2:.$C$13];&quot;&gt;=&quot;&amp;[.A33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UNTIFS([.$B$2:.$B$13];&quot;&lt;=&quot;&amp;[.A34];[.$C$2:.$C$13];&quot;&gt;=&quot;&amp;[.A34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UNTIFS([.$B$2:.$B$13];&quot;&lt;=&quot;&amp;[.A35];[.$C$2:.$C$13];&quot;&gt;=&quot;&amp;[.A35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UNTIFS([.$B$2:.$B$13];&quot;&lt;=&quot;&amp;[.A36];[.$C$2:.$C$13];&quot;&gt;=&quot;&amp;[.A36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UNTIFS([.$B$2:.$B$13];&quot;&lt;=&quot;&amp;[.A37];[.$C$2:.$C$13];&quot;&gt;=&quot;&amp;[.A37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UNTIFS([.$B$2:.$B$13];&quot;&lt;=&quot;&amp;[.A38];[.$C$2:.$C$13];&quot;&gt;=&quot;&amp;[.A38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UNTIFS([.$B$2:.$B$13];&quot;&lt;=&quot;&amp;[.A39];[.$C$2:.$C$13];&quot;&gt;=&quot;&amp;[.A39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UNTIFS([.$B$2:.$B$13];&quot;&lt;=&quot;&amp;[.A40];[.$C$2:.$C$13];&quot;&gt;=&quot;&amp;[.A40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UNTIFS([.$B$2:.$B$13];&quot;&lt;=&quot;&amp;[.A41];[.$C$2:.$C$13];&quot;&gt;=&quot;&amp;[.A41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UNTIFS([.$B$2:.$B$13];&quot;&lt;=&quot;&amp;[.A42];[.$C$2:.$C$13];&quot;&gt;=&quot;&amp;[.A42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UNTIFS([.$B$2:.$B$13];&quot;&lt;=&quot;&amp;[.A43];[.$C$2:.$C$13];&quot;&gt;=&quot;&amp;[.A43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UNTIFS([.$B$2:.$B$13];&quot;&lt;=&quot;&amp;[.A44];[.$C$2:.$C$13];&quot;&gt;=&quot;&amp;[.A44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UNTIFS([.$B$2:.$B$13];&quot;&lt;=&quot;&amp;[.A45];[.$C$2:.$C$13];&quot;&gt;=&quot;&amp;[.A45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UNTIFS([.$B$2:.$B$13];&quot;&lt;=&quot;&amp;[.A46];[.$C$2:.$C$13];&quot;&gt;=&quot;&amp;[.A46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UNTIFS([.$B$2:.$B$13];&quot;&lt;=&quot;&amp;[.A47];[.$C$2:.$C$13];&quot;&gt;=&quot;&amp;[.A47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UNTIFS([.$B$2:.$B$13];&quot;&lt;=&quot;&amp;[.A48];[.$C$2:.$C$13];&quot;&gt;=&quot;&amp;[.A48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UNTIFS([.$B$2:.$B$13];&quot;&lt;=&quot;&amp;[.A49];[.$C$2:.$C$13];&quot;&gt;=&quot;&amp;[.A49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UNTIFS([.$B$2:.$B$13];&quot;&lt;=&quot;&amp;[.A50];[.$C$2:.$C$13];&quot;&gt;=&quot;&amp;[.A50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UNTIFS([.$B$2:.$B$13];&quot;&lt;=&quot;&amp;[.A51];[.$C$2:.$C$13];&quot;&gt;=&quot;&amp;[.A51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UNTIFS([.$B$2:.$B$13];&quot;&lt;=&quot;&amp;[.A52];[.$C$2:.$C$13];&quot;&gt;=&quot;&amp;[.A52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UNTIFS([.$B$2:.$B$13];&quot;&lt;=&quot;&amp;[.A53];[.$C$2:.$C$13];&quot;&gt;=&quot;&amp;[.A53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OUNTIFS([.$B$2:.$B$13];&quot;&lt;=&quot;&amp;[.A54];[.$C$2:.$C$13];&quot;&gt;=&quot;&amp;[.A54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OUNTIFS([.$B$2:.$B$13];&quot;&lt;=&quot;&amp;[.A55];[.$C$2:.$C$13];&quot;&gt;=&quot;&amp;[.A55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OUNTIFS([.$B$2:.$B$13];&quot;&lt;=&quot;&amp;[.A56];[.$C$2:.$C$13];&quot;&gt;=&quot;&amp;[.A56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UNTIFS([.$B$2:.$B$13];&quot;&lt;=&quot;&amp;[.A57];[.$C$2:.$C$13];&quot;&gt;=&quot;&amp;[.A57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OUNTIFS([.$B$2:.$B$13];&quot;&lt;=&quot;&amp;[.A58];[.$C$2:.$C$13];&quot;&gt;=&quot;&amp;[.A58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OUNTIFS([.$B$2:.$B$13];&quot;&lt;=&quot;&amp;[.A59];[.$C$2:.$C$13];&quot;&gt;=&quot;&amp;[.A59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OUNTIFS([.$B$2:.$B$13];&quot;&lt;=&quot;&amp;[.A60];[.$C$2:.$C$13];&quot;&gt;=&quot;&amp;[.A60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UNTIFS([.$B$2:.$B$13];&quot;&lt;=&quot;&amp;[.A61];[.$C$2:.$C$13];&quot;&gt;=&quot;&amp;[.A61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UNTIFS([.$B$2:.$B$13];&quot;&lt;=&quot;&amp;[.A62];[.$C$2:.$C$13];&quot;&gt;=&quot;&amp;[.A62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OUNTIFS([.$B$2:.$B$13];&quot;&lt;=&quot;&amp;[.A63];[.$C$2:.$C$13];&quot;&gt;=&quot;&amp;[.A63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OUNTIFS([.$B$2:.$B$13];&quot;&lt;=&quot;&amp;[.A64];[.$C$2:.$C$13];&quot;&gt;=&quot;&amp;[.A64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UNTIFS([.$B$2:.$B$13];&quot;&lt;=&quot;&amp;[.A65];[.$C$2:.$C$13];&quot;&gt;=&quot;&amp;[.A65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OUNTIFS([.$B$2:.$B$13];&quot;&lt;=&quot;&amp;[.A66];[.$C$2:.$C$13];&quot;&gt;=&quot;&amp;[.A66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UNTIFS([.$B$2:.$B$13];&quot;&lt;=&quot;&amp;[.A67];[.$C$2:.$C$13];&quot;&gt;=&quot;&amp;[.A67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COUNTIFS([.$B$2:.$B$13];&quot;&lt;=&quot;&amp;[.A68];[.$C$2:.$C$13];&quot;&gt;=&quot;&amp;[.A68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OUNTIFS([.$B$2:.$B$13];&quot;&lt;=&quot;&amp;[.A69];[.$C$2:.$C$13];&quot;&gt;=&quot;&amp;[.A69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COUNTIFS([.$B$2:.$B$13];&quot;&lt;=&quot;&amp;[.A70];[.$C$2:.$C$13];&quot;&gt;=&quot;&amp;[.A70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COUNTIFS([.$B$2:.$B$13];&quot;&lt;=&quot;&amp;[.A71];[.$C$2:.$C$13];&quot;&gt;=&quot;&amp;[.A71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COUNTIFS([.$B$2:.$B$13];&quot;&lt;=&quot;&amp;[.A72];[.$C$2:.$C$13];&quot;&gt;=&quot;&amp;[.A72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UNTIFS([.$B$2:.$B$13];&quot;&lt;=&quot;&amp;[.A73];[.$C$2:.$C$13];&quot;&gt;=&quot;&amp;[.A73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COUNTIFS([.$B$2:.$B$13];&quot;&lt;=&quot;&amp;[.A74];[.$C$2:.$C$13];&quot;&gt;=&quot;&amp;[.A74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COUNTIFS([.$B$2:.$B$13];&quot;&lt;=&quot;&amp;[.A75];[.$C$2:.$C$13];&quot;&gt;=&quot;&amp;[.A75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COUNTIFS([.$B$2:.$B$13];&quot;&lt;=&quot;&amp;[.A76];[.$C$2:.$C$13];&quot;&gt;=&quot;&amp;[.A76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UNTIFS([.$B$2:.$B$13];&quot;&lt;=&quot;&amp;[.A77];[.$C$2:.$C$13];&quot;&gt;=&quot;&amp;[.A77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COUNTIFS([.$B$2:.$B$13];&quot;&lt;=&quot;&amp;[.A78];[.$C$2:.$C$13];&quot;&gt;=&quot;&amp;[.A78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COUNTIFS([.$B$2:.$B$13];&quot;&lt;=&quot;&amp;[.A79];[.$C$2:.$C$13];&quot;&gt;=&quot;&amp;[.A79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COUNTIFS([.$B$2:.$B$13];&quot;&lt;=&quot;&amp;[.A80];[.$C$2:.$C$13];&quot;&gt;=&quot;&amp;[.A80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UNTIFS([.$B$2:.$B$13];&quot;&lt;=&quot;&amp;[.A81];[.$C$2:.$C$13];&quot;&gt;=&quot;&amp;[.A81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COUNTIFS([.$B$2:.$B$13];&quot;&lt;=&quot;&amp;[.A82];[.$C$2:.$C$13];&quot;&gt;=&quot;&amp;[.A82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COUNTIFS([.$B$2:.$B$13];&quot;&lt;=&quot;&amp;[.A83];[.$C$2:.$C$13];&quot;&gt;=&quot;&amp;[.A83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COUNTIFS([.$B$2:.$B$13];&quot;&lt;=&quot;&amp;[.A84];[.$C$2:.$C$13];&quot;&gt;=&quot;&amp;[.A84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UNTIFS([.$B$2:.$B$13];&quot;&lt;=&quot;&amp;[.A85];[.$C$2:.$C$13];&quot;&gt;=&quot;&amp;[.A85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COUNTIFS([.$B$2:.$B$13];&quot;&lt;=&quot;&amp;[.A86];[.$C$2:.$C$13];&quot;&gt;=&quot;&amp;[.A86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COUNTIFS([.$B$2:.$B$13];&quot;&lt;=&quot;&amp;[.A87];[.$C$2:.$C$13];&quot;&gt;=&quot;&amp;[.A87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COUNTIFS([.$B$2:.$B$13];&quot;&lt;=&quot;&amp;[.A88];[.$C$2:.$C$13];&quot;&gt;=&quot;&amp;[.A88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UNTIFS([.$B$2:.$B$13];&quot;&lt;=&quot;&amp;[.A89];[.$C$2:.$C$13];&quot;&gt;=&quot;&amp;[.A89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COUNTIFS([.$B$2:.$B$13];&quot;&lt;=&quot;&amp;[.A90];[.$C$2:.$C$13];&quot;&gt;=&quot;&amp;[.A90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COUNTIFS([.$B$2:.$B$13];&quot;&lt;=&quot;&amp;[.A91];[.$C$2:.$C$13];&quot;&gt;=&quot;&amp;[.A91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COUNTIFS([.$B$2:.$B$13];&quot;&lt;=&quot;&amp;[.A92];[.$C$2:.$C$13];&quot;&gt;=&quot;&amp;[.A92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COUNTIFS([.$B$2:.$B$13];&quot;&lt;=&quot;&amp;[.A93];[.$C$2:.$C$13];&quot;&gt;=&quot;&amp;[.A93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COUNTIFS([.$B$2:.$B$13];&quot;&lt;=&quot;&amp;[.A94];[.$C$2:.$C$13];&quot;&gt;=&quot;&amp;[.A94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COUNTIFS([.$B$2:.$B$13];&quot;&lt;=&quot;&amp;[.A95];[.$C$2:.$C$13];&quot;&gt;=&quot;&amp;[.A95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COUNTIFS([.$B$2:.$B$13];&quot;&lt;=&quot;&amp;[.A96];[.$C$2:.$C$13];&quot;&gt;=&quot;&amp;[.A96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COUNTIFS([.$B$2:.$B$13];&quot;&lt;=&quot;&amp;[.A97];[.$C$2:.$C$13];&quot;&gt;=&quot;&amp;[.A97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COUNTIFS([.$B$2:.$B$13];&quot;&lt;=&quot;&amp;[.A98];[.$C$2:.$C$13];&quot;&gt;=&quot;&amp;[.A98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COUNTIFS([.$B$2:.$B$13];&quot;&lt;=&quot;&amp;[.A99];[.$C$2:.$C$13];&quot;&gt;=&quot;&amp;[.A99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COUNTIFS([.$B$2:.$B$13];&quot;&lt;=&quot;&amp;[.A100];[.$C$2:.$C$13];&quot;&gt;=&quot;&amp;[.A100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COUNTIFS([.$B$2:.$B$13];&quot;&lt;=&quot;&amp;[.A101];[.$C$2:.$C$13];&quot;&gt;=&quot;&amp;[.A101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COUNTIFS([.$B$2:.$B$13];&quot;&lt;=&quot;&amp;[.A102];[.$C$2:.$C$13];&quot;&gt;=&quot;&amp;[.A102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COUNTIFS([.$B$2:.$B$13];&quot;&lt;=&quot;&amp;[.A103];[.$C$2:.$C$13];&quot;&gt;=&quot;&amp;[.A103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COUNTIFS([.$B$2:.$B$13];&quot;&lt;=&quot;&amp;[.A104];[.$C$2:.$C$13];&quot;&gt;=&quot;&amp;[.A10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COUNTIFS([.$B$2:.$B$13];&quot;&lt;=&quot;&amp;[.A105];[.$C$2:.$C$13];&quot;&gt;=&quot;&amp;[.A10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COUNTIFS([.$B$2:.$B$13];&quot;&lt;=&quot;&amp;[.A106];[.$C$2:.$C$13];&quot;&gt;=&quot;&amp;[.A10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COUNTIFS([.$B$2:.$B$13];&quot;&lt;=&quot;&amp;[.A107];[.$C$2:.$C$13];&quot;&gt;=&quot;&amp;[.A107])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2" number:min-decimal-places="2" number:min-integer-digits="1"/>
      <number:text> minutes</number:text>
    </number:number-style>
    <number:number-style style:name="N112">
      <number:number number:decimal-places="1" number:min-decimal-places="1" number:min-integer-digits="1"/>
      <number:text> m</number:text>
    </number:number-style>
    <number:number-style style:name="N113">
      <number:number number:decimal-places="0" number:min-decimal-places="0" number:min-integer-digits="1"/>
      <number:text> s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2">00/00/0000</text:date>, <text:time style:data-style-name="N2" text:time-value="21:41:50.6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01T19:13:18.861000000</meta:creation-date>
    <dc:date>2024-06-02T21:51:59.992000000</dc:date>
    <meta:editing-duration>PT2H58M12S</meta:editing-duration>
    <meta:editing-cycles>6</meta:editing-cycles>
    <meta:generator>LibreOffice/7.0.5.2$Windows_X86_64 LibreOffice_project/64390860c6cd0aca4beafafcfd84613dd9dfb63a</meta:generator>
    <meta:document-statistic meta:table-count="2" meta:cell-count="31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01cm" svg:y="4.201cm" style:legend-expansion="high" chart:style-name="ch2"/>
        <chart:plot-area chart:style-name="ch3" table:cell-range-address="MonitorsActivationTimes.A17:MonitorsActivationTimes.B107 MonitorsActivationTimes.B16:MonitorsActivationTimes.B16" chart:data-source-has-labels="both" svg:x="0.32cm" svg:y="0.18cm" svg:width="11.661cm" svg:height="8.64cm">
          <chart:coordinate-region svg:x="0.756cm" svg:y="0.379cm" svg:width="10.9cm" svg:height="7.649cm"/>
          <chart:axis chart:dimension="x" chart:name="primary-x" chart:style-name="ch4" chartooo:axis-type="auto">
            <chartooo:date-scale/>
            <chart:categories table:cell-range-address="MonitorsActivationTimes.A17:MonitorsActivationTimes.A10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onitorsActivationTimes.B17:MonitorsActivationTimes.B107" chart:label-cell-address="MonitorsActivationTimes.B16:MonitorsActivationTimes.B16" chart:class="chart:line">
            <chart:data-point chart:repeated="9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e monitors</text:p>
                <draw:g>
                  <svg:desc>MonitorsActivationTimes.B16:MonitorsActivationTimes.B1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onitorsActivationTimes.A17:MonitorsActivationTimes.A107</svg:desc>
                </draw:g>
              </table:table-cell>
              <table:table-cell office:value-type="float" office:value="1">
                <text:p>1</text:p>
                <draw:g>
                  <svg:desc>MonitorsActivationTimes.B17:MonitorsActivationTimes.B10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5.2$Windows_X86_64 LibreOffice_project/64390860c6cd0aca4beafafcfd84613dd9dfb63a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